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Heading_20_2">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imes New Roman" style:font-name-asian="Times New Roman" style:font-name-complex="Times New Roman"/>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master-page-name="Right_20_Page">
      <style:paragraph-properties style:page-number="auto"/>
      <style:text-properties style:font-name="Arial1" fo:font-size="18pt" style:font-size-asian="18pt" style:font-size-complex="18pt"/>
    </style:style>
    <style:style style:name="P10" style:family="paragraph" style:parent-style-name="Heading_20_1" style:master-page-name="Right_20_Page">
      <style:paragraph-properties style:page-number="auto"/>
    </style:style>
    <style:style style:name="P11" style:family="paragraph" style:parent-style-name="Heading_20_1">
      <style:paragraph-properties fo:text-align="start" style:justify-single-word="false"/>
    </style:style>
    <style:style style:name="P12" style:family="paragraph" style:parent-style-name="Text_20_body" style:master-page-name="Right_20_Page">
      <style:paragraph-properties style:page-number="auto"/>
    </style:style>
    <style:style style:name="P13" style:family="paragraph" style:parent-style-name="Text_20_body">
      <style:text-properties style:font-name="Times New Roman" style:font-name-asian="Times New Roman" style:font-name-complex="Times New Roman"/>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paragraph-properties fo:text-align="start" style:justify-single-word="false"/>
    </style:style>
    <style:style style:name="P18" style:family="paragraph" style:parent-style-name="Text_20_body" style:list-style-name="L1">
      <style:paragraph-properties fo:margin-top="0in" fo:margin-bottom="0i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Design<text:tab/>3</text:p>
          <text:p text:style-name="P6">1.1Icons<text:tab/>3</text:p>
          <text:p text:style-name="P6">1.2Maven-skin<text:tab/>3</text:p>
          <text:p text:style-name="P6">1.3Diagram<text:tab/>3</text:p>
          <text:p text:style-name="P5">2About Hippo ECM<text:tab/>5</text:p>
          <text:p text:style-name="P6">2.1What is Hippo ECM?<text:tab/>5</text:p>
          <text:p text:style-name="P6">2.2Use cases<text:tab/>5</text:p>
          <text:p text:style-name="P6">2.3Features<text:tab/>5</text:p>
          <text:p text:style-name="P6">2.4Architecture<text:tab/>5</text:p>
          <text:p text:style-name="P6">2.5Term Index<text:tab/>5</text:p>
          <text:p text:style-name="P5">3About Hippo CMS<text:tab/>7</text:p>
          <text:p text:style-name="P6">3.1What is Hippo CMS?<text:tab/>7</text:p>
          <text:p text:style-name="P6">3.2Use Cases<text:tab/>7</text:p>
          <text:p text:style-name="P6">3.3Features<text:tab/>7</text:p>
          <text:p text:style-name="P6">3.4Architecture<text:tab/>7</text:p>
          <text:p text:style-name="P6">3.5Term Index<text:tab/>7</text:p>
          <text:p text:style-name="P5">4Support<text:tab/>9</text:p>
          <text:p text:style-name="P6">4.1Contributing<text:tab/>9</text:p>
          <text:p text:style-name="P5">5Quickstart Steps (CMS)<text:tab/>11</text:p>
          <text:p text:style-name="P6">5.1Your own Quickstart<text:tab/>11</text:p>
          <text:p text:style-name="P5">6Delve into overview (CMS)<text:tab/>13</text:p>
          <text:p text:style-name="P5">7User Guide (CMS)<text:tab/>15</text:p>
          <text:p text:style-name="P6">7.1For Authors <text:tab/>15</text:p>
          <text:p text:style-name="P7">7.1.1Tour<text:tab/>15</text:p>
          <text:p text:style-name="P7">7.1.2Howto<text:tab/>15</text:p>
          <text:p text:style-name="P7">7.1.3Dictionary<text:tab/>15</text:p>
          <text:p text:style-name="P6">7.2For Editors<text:tab/>15</text:p>
          <text:p text:style-name="P7">7.2.1Tour<text:tab/>15</text:p>
          <text:p text:style-name="P7">7.2.2Howto<text:tab/>15</text:p>
          <text:p text:style-name="P7">7.2.3Dictionary<text:tab/>17</text:p>
          <text:p text:style-name="P6">7.3For Structurizers<text:tab/>17</text:p>
          <text:p text:style-name="P7">7.3.1Tour<text:tab/>17</text:p>
          <text:p text:style-name="P7">7.3.2Howto<text:tab/>17</text:p>
          <text:p text:style-name="P7">7.3.3Dictionary<text:tab/>17</text:p>
          <text:p text:style-name="P5">8Admin guide (CMS)<text:tab/>19</text:p>
          <text:p text:style-name="P6">8.1Requirements<text:tab/>19</text:p>
          <text:p text:style-name="P6">8.2Structure by system admin<text:tab/>19</text:p>
          <text:p text:style-name="P5">9Write<text:tab/>21</text:p>
          <text:p text:style-name="P5">10Review/update/rewrite<text:tab/>23</text:p>
          <text:p text:style-name="P5">11Move<text:tab/>25</text:p>
          <text:p text:style-name="P5">12Adopt Orphans<text:tab/>25</text:p>
          <text:p text:style-name="P5">13Misc<text:tab/>27</text:p>
        </text:index-body>
      </text:table-of-content>
      <text:p text:style-name="P1"/>
      <text:p text:style-name="P1"><text:soft-page-break/></text:p>
      <text:p text:style-name="P9"/>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2"/>
      <text:h text:style-name="Heading_20_1" text:outline-level="1">About Hippo ECM</text:h>
      <text:p text:style-name="Text_20_body"><text:span text:style-name="T1">→</text:span> This folder can be found at:</text:p>
      <text:p text:style-name="Text_20_body"><text:a xlink:type="simple" xlink:href="https://svn.hippocms.org/repos/hippo/hippo-ecm/trunk/src/site/xdoc/about/"><text:span text:style-name="T1">https://svn.hippocms.org/repos/hippo/hippo-documentation/ECM/trunk/src/site/xdoc/about/</text:span></text:a></text:p>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 The file is</text:span> <text:a xlink:type="simple" xlink:href="https://svn.hippocms.org/repos/hippo/hippo-ecm/trunk/src/site/xdoc/index.xml">https://svn.hippocms.org/repos/hippo/hippo-documentation/ECM/trunk/src/site/xdoc/index.xml</text:a><text:a xlink:type="simple" xlink:href="https://svn.hippocms.org/repos/hippo/hippo-ecm/trunk/src/site/xdoc/index.xml">, </text:a>because this is the file that is shown first. </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 The file is </text:span><text:a xlink:type="simple" xlink:href="https://svn.hippocms.org/repos/hippo/hippo-ecm/trunk/src/site/xdoc/index.xml"><text:span text:style-name="T1">https://svn.hippocms.org/repos/hippo/hippo-documentation/ECM/trunk/src/site/xdoc/</text:span></text:a><text:a xlink:type="simple" xlink:href="https://svn.hippocms.org/repos/hippo/hippo-ecm/trunk/src/site/xdoc/about/"><text:span text:style-name="T1">about/</text:span></text:a><text:a xlink:type="simple" xlink:href="https://svn.hippocms.org/repos/hippo/hippo-ecm/trunk/src/site/xdoc/index.xml"><text:span text:style-name="T1">use_cases.xml</text:span></text:a></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 The file is</text:span> <text:a xlink:type="simple" xlink:href="https://svn.hippocms.org/repos/hippo/hippo-ecm/trunk/src/site/xdoc/index.xml">https://svn.hippocms.org/repos/hippo/hippo-documentation/ECM/trunk/src/site/xdoc/about/features.xml</text:a></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text:p>
      <text:h text:style-name="Heading_20_2" text:outline-level="2">Architecture</text:h>
      <text:p text:style-name="Text_20_body">What are the components of Hippo CMS and how do they interconnect?</text:p>
      <text:p text:style-name="Text_20_body"><text:span text:style-name="T1">→ The file is</text:span> <text:a xlink:type="simple" xlink:href="https://svn.hippocms.org/repos/hippo/hippo-ecm/trunk/src/site/xdoc/index.xml">https://svn.hippocms.org/repos/hippo/hippo-documentation/ECM/trunk/src/site/xdoc/about/architecture.xml</text:a></text:p>
      <text:p text:style-name="Text_20_body"><text:span text:style-name="T1">→</text:span> This should be described at a high level of abstraction. More detailed descriptions will be <text:soft-page-break/>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term_index.xml</text:span></text:a></text:p>
      <text:p text:style-name="Text_20_body"><text:span text:style-name="T1">→</text:span> Finish the scripts that generate the index automatically.</text:p>
      <text:p text:style-name="Text_20_body"/>
      <text:h text:style-name="P10" text:outline-level="1">About Hippo CMS</text:h>
      <text:p text:style-name="P4">→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4">What part of the Hippo ECM is it, what are its tasks?</text:p>
      <text:p text:style-name="P4">→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4">→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4">→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4">→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0"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2"/>
      <text:h text:style-name="Heading_20_1" text:outline-level="1">Quickstart Steps (CMS)</text:h>
      <text:h text:style-name="Heading_20_2" text:outline-level="2">Your own Quickstart</text:h>
      <text:p text:style-name="Text_20_body"><text:s/>Quickstart in your own servlet container.</text:p>
      <text:p text:style-name="P4">→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2"/>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2"/>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contributors/dictionary</text:p>
      <text:p text:style-name="Text_20_body"><text:span text:style-name="T1">→</text:span> A separate document for each concept.</text:p>
      <text:h text:style-name="Heading_20_2" text:outline-level="2">For Editors</text:h>
      <text:p text:style-name="Text_20_body">How to assign rights to add or change content and accept content.</text:p>
      <text:p text:style-name="Text_20_body"><text:span text:style-name="T1">→</text:span> Folder is https://svn.hippocms.org/repos/hippo/hippo-ecm/trunk/src/site/xdoc/delve_into/user/editors</text:p>
      <text:p text:style-name="Text_20_body"><text:soft-page-break/></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Text_20_body"><text:span text:style-name="T1">→</text:span> A separate document for each task.</text:p>
      <text:p text:style-name="Text_20_body">Suggested tasks: Publish a document??.</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ext:soft-page-break/>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2"/>
      <text:h text:style-name="P11" text:outline-level="1">Admin guide (CMS)</text:h>
      <text:p text:style-name="P3"><text:span text:style-name="T1">→</text:span> Folder is https://svn.hippocms.org/repos/hippo/hippo-ecm/trunk/src/site/xdoc/delve_into/admin</text:p>
      <text:p text:style-name="P3">Opmerkingen van Tjeerd meenemen:</text:p>
      <text:p text:style-name="P3">Standaard stellen systeembeheerders twee vragen: </text:p>
      <text:p text:style-name="P3">- Wat zijn de hardware requirements </text:p>
      <text:p text:style-name="P3">http://www.hippocms.org/display/CMS/01.2+Hardware+Requirements </text:p>
      <text:p text:style-name="P3">- Wat is de support stack </text:p>
      <text:p text:style-name="P3">(VB: http://www.alfresco.com/services/support/stacks/2.2/) </text:p>
      <text:h text:style-name="P2" text:outline-level="2">Requirements</text:h>
      <text:p text:style-name="P3"><text:span text:style-name="T1">→</text:span> File is https://svn.hippocms.org/repos/hippo/hippo-ecm/trunk/src/site/xdoc/delve_into/admin/requirements.xml</text:p>
      <text:h text:style-name="P2" text:outline-level="2">Structure by system admin</text:h>
      <text:p text:style-name="P3">Structure should be made by system admins, as they know best what they want to know.</text:p>
      <text:p text:style-name="P3"><text:span text:style-name="T1">→</text:span> File is https://svn.hippocms.org/repos/hippo/hippo-ecm/trunk/src/site/xdoc/delve_into/admin/..</text:p>
      <text:h text:style-name="P10"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8">Get a document </text:p>
        </text:list-item>
        <text:list-item>
          <text:p text:style-name="P18">Get a document's workflow </text:p>
        </text:list-item>
        <text:list-item>
          <text:p text:style-name="P18">Perform a workflow operation on a document</text:p>
        </text:list-item>
        <text:list-item>
          <text:p text:style-name="P18">Get the revision history of a document</text:p>
        </text:list-item>
        <text:list-item>
          <text:p text:style-name="P18">Get an older version of a document </text:p>
        </text:list-item>
        <text:list-item>
          <text:p text:style-name="P18">Get latest 10 news articles </text:p>
        </text:list-item>
        <text:list-item>
          <text:p text:style-name="P18">Publish all documents </text:p>
        </text:list-item>
        <text:list-item>
          <text:p text:style-name="P14">...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8"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5">CMS functionality exposed through JCR</text:p>
        </text:list-item>
        <text:list-item>
          <text:p text:style-name="P15">Customizability / everything is a plugin</text:p>
        </text:list-item>
        <text:list-item>
          <text:p text:style-name="P15">....</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6">The separation of concerns: what is implemented where?</text:p>
        </text:list-item>
        <text:list-item>
          <text:p text:style-name="P16">Where is the CMS functionality (that is exposed through JCR) implemented?</text:p>
        </text:list-item>
        <text:list-item>
          <text:p text:style-name="P16"><text:soft-page-break/>Persistance layer (JDO?)</text:p>
        </text:list-item>
        <text:list-item>
          <text:p text:style-name="P16">Wicket plugins</text:p>
        </text:list-item>
        <text:list-item>
          <text:p text:style-name="P16">How the configuration is stored in the repository</text:p>
        </text:list-item>
        <text:list-item>
          <text:p text:style-name="P16">Indexing, Lucene, Faceted engine?</text:p>
        </text:list-item>
        <text:list-item>
          <text:p text:style-name="P16">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8"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0"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17T11:32:39</dc:date>
    <meta:editing-cycles>170</meta:editing-cycles>
    <meta:editing-duration>PT20H19M49S</meta:editing-duration>
    <meta:user-defined meta:name="Info 1"/>
    <meta:user-defined meta:name="Info 2"/>
    <meta:user-defined meta:name="Info 3"/>
    <meta:user-defined meta:name="Info 4"/>
    <meta:document-statistic meta:table-count="0" meta:image-count="0" meta:object-count="0" meta:page-count="37" meta:paragraph-count="303" meta:word-count="2623" meta:character-count="17194"/>
  </office:meta>
</office:document-meta>
</file>